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Bold" svg:font-family="'Arial,Bold'"/>
    <style:font-face style:name="Calibri,Bold" svg:font-family="'Calibri,Bold'"/>
    <style:font-face style:name="Courier New1" svg:font-family="'Courier New'"/>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rial1" fo:font-size="11pt"/>
    </style:style>
    <style:style style:name="P2" style:family="paragraph" style:parent-style-name="Text_20_body" style:list-style-name="L2">
      <style:text-properties style:font-name="Arial1" fo:font-size="11pt"/>
    </style:style>
    <style:style style:name="P3" style:family="paragraph" style:parent-style-name="Text_20_body">
      <style:text-properties style:font-name="Arial1" fo:font-size="12pt"/>
    </style:style>
    <style:style style:name="P4" style:family="paragraph" style:parent-style-name="Text_20_body">
      <style:text-properties style:font-name="Courier New1" fo:font-size="10pt"/>
    </style:style>
    <style:style style:name="P5" style:family="paragraph" style:parent-style-name="Text_20_body">
      <style:text-properties style:font-name="Arial,Bold" fo:font-size="14pt"/>
    </style:style>
    <style:style style:name="P6" style:family="paragraph" style:parent-style-name="Text_20_body" style:list-style-name="L1"/>
    <style:style style:name="P7" style:family="paragraph" style:parent-style-name="Text_20_body" style:list-style-name="L2"/>
    <style:style style:name="P8" style:family="paragraph" style:parent-style-name="Preformatted_20_Text">
      <style:text-properties style:font-name="Courier New1" fo:font-size="10pt"/>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fo:margin-top="0cm" fo:margin-bottom="0.499cm"/>
      <style:text-properties style:font-name="Courier New1" fo:font-size="10pt"/>
    </style:style>
    <style:style style:name="T1" style:family="text">
      <style:text-properties style:font-name="Arial,Bold" fo:font-size="15pt"/>
    </style:style>
    <style:style style:name="T2" style:family="text">
      <style:text-properties style:font-name="Arial,Bold" fo:font-size="14pt"/>
    </style:style>
    <style:style style:name="T3" style:family="text">
      <style:text-properties style:font-name="Calibri,Bold" fo:font-size="15pt"/>
    </style:style>
    <style:style style:name="T4" style:family="text">
      <style:text-properties style:font-name="Courier New1" fo:font-size="10pt"/>
    </style:style>
    <style:style style:name="T5" style:family="text">
      <style:text-properties style:font-name="Arial1" fo:font-size="12pt"/>
    </style:style>
    <style:style style:name="T6" style:family="text">
      <style:text-properties style:font-name="Arial1" fo:font-size="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Protokoll BS Praktikum 2 </text:span>– <text:span text:style-name="T1">Gruppe 1</text:span></text:p>
      <text:p text:style-name="Text_20_body"><text:span text:style-name="T1">Ivan Morozov und Chandrakant Swaneet Kumar Sahoo</text:span></text:p>
      <text:p text:style-name="Text_20_body"><text:span text:style-name="T3">03.12.2013</text:span></text:p>
      <text:p text:style-name="P1">TODO: PROTOKOLL SCHREIBEN</text:p>
      <text:p text:style-name="P1">Wir haben uns mit einer anderen Gruppe zusammengeschlossen und die Aufgaben gemwiensam zu bearbeiten und Probleme gemeinsam zu lösen. Morozov und Sahoo sowie Nitsche und Brusch haben sich zusammengesetzt. </text:p>
      <text:p text:style-name="Text_20_body"><text:span text:style-name="T2">Aufgabe 1 </text:span>– <text:span text:style-name="T2">Makefile: </text:span></text:p>
      <text:p text:style-name="P3">Unser makefile lautet: </text:p>
      <text:p text:style-name="P8">CC=/usr/bin/gcc</text:p>
      <text:p text:style-name="P10">CFLAGS= -pthread -g -Wall -lpthread</text:p>
      <text:p text:style-name="P4">TARGET = $1 </text:p>
      <text:p text:style-name="P8">$(TARGET): $(TARGET).c</text:p>
      <text:p text:style-name="P9"><text:s text:c="8"/><text:span text:style-name="T4">$(CC) $(CFLAGS) -o $(TARGET) $(TARGET).c</text:span></text:p>
      <text:p text:style-name="P1">Mit make critsect02 können wir die Datei erstellen. </text:p>
      <text:p text:style-name="P5">Aufgabe 2 - Philosophenproblem: </text:p>
      <text:p text:style-name="Text_20_body"><text:span text:style-name="T5">Protokoll </text:span>– <text:span text:style-name="T5">Und was wir gelernt haben: </text:span></text:p>
      <text:list xml:id="list4048185634984628249" text:style-name="L1">
        <text:list-item>
          <text:p text:style-name="P6">  <text:span text:style-name="T6">Wir hatten bereits auf einem Mac mit XCode(einer IDE für die C Sprache) einen </text:span></text:p>
          <text:p text:style-name="P6"><text:span text:style-name="T6">Tielder Aufgabe bearbeitet. Dort waren alle Funktionen enthalten, bis auf die beiden </text:span><text:span text:style-name="T4">get_sticks </text:span><text:span text:style-name="T6">und </text:span><text:span text:style-name="T4">put_sticks </text:span><text:span text:style-name="T6">sowie dem </text:span><text:span text:style-name="T4">disp_philo_states</text:span><text:span text:style-name="T6">. Bei der Bewältigung der Aufgabe haben wir uns öfters an dem vergegebenen Beispiel </text:span><text:span text:style-name="T4">critsect02.c </text:span><text:span text:style-name="T6">sowie an anderen Codebeispielen aus dem pub orientiert. Wir hatten auch Hinweise von der anderen Partnergruppe die fertig war erhalten. Wir haben uns an unserer Vorlage aus XCode orientiert und nach und nach Bestandteile unseres Codes auf der OpenSuse-VM importiert und getestet. Wir haben zunächst die Initialisierung und den Lebenyzyklus der Threads/Philosophen sowie den InputLoop mit den Benutzerbefehlen eingefügt. Nachdem wir die Ausgabe der Philosophen(</text:span><text:span text:style-name="T4">disp_philo_states</text:span><text:span text:style-name="T6">) geschrieben hatten, haben wir uns an dem </text:span><text:span text:style-name="T4">get_sticks </text:span><text:span text:style-name="T6">und </text:span><text:span text:style-name="T4">put_sticks </text:span><text:span text:style-name="T6">rangesetzt und unter Verwendung der genannten Threadfunktionen eine funktionierende Simulation der Spesenden Philosophen erstellt. </text:span></text:p>
        </text:list-item>
        <text:list-item>
          <text:p text:style-name="P6">  <text:span text:style-name="T6">Unser makefile enthält auch ein </text:span><text:span text:style-name="T4">clean </text:span><text:span text:style-name="T6">und </text:span><text:span text:style-name="T4">all </text:span><text:span text:style-name="T6">was den Vorgang des Compilens erleichtert. </text:span></text:p>
        </text:list-item>
        <text:list-item>
          <text:p text:style-name="P6">  <text:span text:style-name="T6">Wir haben den gcc-Compiler im makefile auch den Befehl </text:span><text:span text:style-name="T4">-std=c99 </text:span><text:span text:style-name="T6">gegeben, damit wir Iterationsvariablen direkt im Kopf der For-Schleifen definieren können und diese daher lokal halten können. Das Default-Verhalten lässt diese (für uns als AI-ler angewohnte) Deklaration nicht zu. </text:span></text:p>
        </text:list-item>
        <text:list-item>
          <text:p text:style-name="P6">  <text:span text:style-name="T6">Es ist nicht klug auf einem Mac mit XCode zu entwickeln, da viele Sachen auf der VM nicht mehr funktionierten. Nächstes mal, werden wir direkt auf openSuse in der VM schreiben und auf der VM schrittweise testend entwickeln. </text:span></text:p>
        </text:list-item>
        <text:list-item>
          <text:p text:style-name="P6">  <text:span text:style-name="T6">Nicht nur haben wir viel über Threads und Synchronisierung in C verstanden, sondern auch über die Organisation einer größeren Gruppe </text:span>– <text:span text:style-name="T6">und dass größere </text:span></text:p>
        </text:list-item>
      </text:list>
      <text:p text:style-name="P1">Gruppe schwerer zu koordinieren sind und nicht unbedingt (für diesen </text:p>
      <text:p text:style-name="P1">Aufgabenkontext) einen Nutzen gebracht haben. </text:p>
      <text:list xml:id="list8709096431839654987" text:style-name="L2">
        <text:list-item>
          <text:p text:style-name="P7">  <text:span text:style-name="T6">Wir haben auch festgestellt, dass das Git-Protokoll zumsammen mit Github sehr </text:span></text:p>
          <text:p text:style-name="P7"><text:soft-page-break/><text:span text:style-name="T6">nützlich als Versionsmanagement für die Gruppenarbeit und die Verteilung war.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Bold" svg:font-family="'Arial,Bold'"/>
    <style:font-face style:name="Calibri,Bold" svg:font-family="'Calibri,Bold'"/>
    <style:font-face style:name="Courier New1" svg:font-family="'Courier New'"/>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oroz</meta:initial-creator>
    <meta:creation-date>2013-12-03T11:09:55</meta:creation-date>
    <meta:document-statistic meta:table-count="0" meta:image-count="0" meta:object-count="0" meta:page-count="2" meta:paragraph-count="25" meta:word-count="389" meta:character-count="2674"/>
    <dc:date>2013-12-03T11:13:23</dc:date>
    <dc:creator>Ivan Moroz</dc:creator>
    <meta:editing-duration>PT3M28S</meta:editing-duration>
    <meta:editing-cycles>1</meta:editing-cycles>
    <meta:generator>OpenOffice/4.0.1$Unix OpenOffice.org_project/401m5$Build-9714</meta:generator>
  </office:meta>
</office:document-meta>
</file>